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uble #000000" fo:border-left="none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DFCD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E8F4E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E8FFE7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5152777777778cm" style:use-optimal-column-width="true"/>
    </style:style>
    <style:style style:name="co2" style:family="table-column">
      <style:table-column-properties fo:break-before="auto" style:column-width="6.70277777777778cm"/>
    </style:style>
    <style:style style:name="co3" style:family="table-column">
      <style:table-column-properties fo:break-before="auto" style:column-width="3.66888888888889cm"/>
    </style:style>
    <style:style style:name="co4" style:family="table-column">
      <style:table-column-properties fo:break-before="auto" style:column-width="5.73263888888889cm" style:use-optimal-column-width="true"/>
    </style:style>
    <style:style style:name="co5" style:family="table-column">
      <style:table-column-properties fo:break-before="auto" style:column-width="5.7326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45180555555556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44pt" style:use-optimal-row-height="true" fo:break-before="auto"/>
    </style:style>
    <style:style style:name="ro2" style:family="table-row">
      <style:table-row-properties style:row-height="29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ro6" style:family="table-row">
      <style:table-row-properties style:row-height="72.5pt" style:use-optimal-row-height="true" fo:break-before="auto"/>
    </style:style>
    <style:style style:name="ro7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6" table:number-columns-repeated="16375" table:default-cell-style-name="ce1"/>
        <table:table-row table:style-name="ro1">
          <table:table-cell office:value-type="string" table:style-name="ce2">
            <text:p>PROJECT NAAM</text:p>
          </table:table-cell>
          <table:table-cell office:value-type="string" table:style-name="ce3">
            <text:p>PROJECTOMSCHRIJVING</text:p>
          </table:table-cell>
          <table:table-cell office:value-type="string" table:style-name="ce3">
            <text:p>BOUWHEER</text:p>
          </table:table-cell>
          <table:table-cell office:value-type="string" table:style-name="ce3">
            <text:p>ARCHITECT<text:s/></text:p>
          </table:table-cell>
          <table:table-cell office:value-type="string" table:style-name="ce3">
            <text:p>AANNEMER</text:p>
          </table:table-cell>
          <table:table-cell office:value-type="string" table:style-name="ce3">
            <text:p>VOOR-STUDIE</text:p>
          </table:table-cell>
          <table:table-cell office:value-type="string" table:style-name="ce3">
            <text:p>UITVOERINGS-PLANNEN</text:p>
          </table:table-cell>
          <table:table-cell office:value-type="string" table:style-name="ce3">
            <text:p>WERF-OPVOLGING</text:p>
          </table:table-cell>
          <table:table-cell office:value-type="string" table:style-name="ce3">
            <text:p>GOEDE FOTO's?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KEMPENHOF</text:p>
          </table:table-cell>
          <table:table-cell office:value-type="string" table:style-name="ce11">
            <text:p>BOUWEN VAN 10 APPARTEMENTEN MET ONDERGRONDSE PARKING</text:p>
          </table:table-cell>
          <table:table-cell office:value-type="string" table:style-name="ce7">
            <text:p>LUC COLLA</text:p>
          </table:table-cell>
          <table:table-cell office:value-type="string" table:style-name="ce8">
            <text:p>D&amp;D ARCHITECTEN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COOPMANS</text:p>
          </table:table-cell>
          <table:table-cell office:value-type="string" table:style-name="ce10">
            <text:p>BOUWEN VAN NIEUWBOUWVILLA MET POOLHOUS</text:p>
          </table:table-cell>
          <table:table-cell table:style-name="ce7"/>
          <table:table-cell office:value-type="string" table:style-name="ce8">
            <text:p>ELS VANSTAPEL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9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DONGHI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ELS HAESAERTS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9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ESDREEF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EILAND 7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7"/>
          <table:table-cell office:value-type="string" table:style-name="ce19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FEYTONGS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IRMA ARCHITECTE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7"/>
          <table:table-cell office:value-type="string" table:style-name="ce19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GELEYNS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D-TRAC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9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KAPELSTRAAT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EILAND 7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7"/>
          <table:table-cell office:value-type="string" table:style-name="ce19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PAUWELYN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15">
            <text:p>EILAND 7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7"/>
          <table:table-cell office:value-type="string" table:style-name="ce19">
            <text:p>.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BERGENSTRAAT</text:p>
          </table:table-cell>
          <table:table-cell office:value-type="string" table:style-name="ce6">
            <text:p>BOUWEN VAN 2 HALFOPEN NIEUWBOUWWONING</text:p>
          </table:table-cell>
          <table:table-cell office:value-type="string" table:style-name="ce7">
            <text:p>CLEREN DIRK</text:p>
          </table:table-cell>
          <table:table-cell office:value-type="string" table:style-name="ce8">
            <text:p>GROSEMANS-HEYLEN</text:p>
          </table:table-cell>
          <table:table-cell table:style-name="ce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float" office:value="0" table:style-name="ce20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BRUGSTRAAT</text:p>
          </table:table-cell>
          <table:table-cell office:value-type="string" table:style-name="ce11">
            <text:p>BOUWEN VAN 12 APPARTEMENTEN MET ONDERGRONDSE PARKING</text:p>
          </table:table-cell>
          <table:table-cell office:value-type="string" table:style-name="ce7">
            <text:p>COMMERCIA TERRA</text:p>
          </table:table-cell>
          <table:table-cell office:value-type="string" table:style-name="ce8">
            <text:p>D&amp;D ARCHITECTEN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CHATOU</text:p>
          </table:table-cell>
          <table:table-cell office:value-type="string" table:style-name="ce11">
            <text:p>BOUWEN VAN 5 APPARTEMENTEN</text:p>
          </table:table-cell>
          <table:table-cell office:value-type="string" table:style-name="ce7">
            <text:p>GLAUDIS PROJECTS</text:p>
          </table:table-cell>
          <table:table-cell office:value-type="string" table:style-name="ce8">
            <text:p>HOUBEN PHILIPPE</text:p>
          </table:table-cell>
          <table:table-cell office:value-type="string" table:style-name="ce8">
            <text:p>GEBROEDERS CAELEN</text:p>
          </table:table-cell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DE BRON SCHOOL</text:p>
          </table:table-cell>
          <table:table-cell office:value-type="string" table:style-name="ce11">
            <text:p>BOUWEN VAN SCHOOL MET FIETSENSTALLING EN OVERDEKTE SPEELPLAATS</text:p>
          </table:table-cell>
          <table:table-cell table:style-name="ce7"/>
          <table:table-cell office:value-type="string" table:style-name="ce8">
            <text:p>Q-BUS ARCHITECTEN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HEMELIJN</text:p>
          </table:table-cell>
          <table:table-cell office:value-type="string" table:style-name="ce11">
            <text:p>BOUWEN VAN 17 LUXE APPARTEMENTEN MET ONDERGRONDSE PARKING</text:p>
          </table:table-cell>
          <table:table-cell office:value-type="string" table:style-name="ce7">
            <text:p>GLAUDIS PROJECTS</text:p>
          </table:table-cell>
          <table:table-cell office:value-type="string" table:style-name="ce8">
            <text:p>HOUBEN PHILIPPE</text:p>
          </table:table-cell>
          <table:table-cell office:value-type="string" table:style-name="ce8">
            <text:p>GEBROEDERS CAELEN</text:p>
          </table:table-cell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HENNISSTRAAT</text:p>
          </table:table-cell>
          <table:table-cell office:value-type="string" table:style-name="ce11">
            <text:p>BOUWEN VAN 11 APPARTEMENTEN MET ONDERGRONDSE PARKING</text:p>
          </table:table-cell>
          <table:table-cell office:value-type="string" table:style-name="ce7">
            <text:p>JDP-BOUW</text:p>
          </table:table-cell>
          <table:table-cell office:value-type="string" table:style-name="ce8">
            <text:p>D&amp;D ARCHITECTEN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JBK</text:p>
          </table:table-cell>
          <table:table-cell office:value-type="string" table:style-name="ce11">
            <text:p>BOUWEN VAN 9 APPARTEMENTEN MET ONDERGRONDSE PARKING</text:p>
          </table:table-cell>
          <table:table-cell office:value-type="string" table:style-name="ce7">
            <text:p>JBK</text:p>
          </table:table-cell>
          <table:table-cell office:value-type="string" table:style-name="ce8">
            <text:p>BURO B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LETERWEG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BART STEVENS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LISTOIR</text:p>
          </table:table-cell>
          <table:table-cell office:value-type="string" table:style-name="ce11">
            <text:p>BOUWEN VAN 5 APPARTEMENTEN MET ONDERGRONDSE PARKING</text:p>
          </table:table-cell>
          <table:table-cell office:value-type="string" table:style-name="ce16">
            <text:p>CONCEPT BUILDING</text:p>
          </table:table-cell>
          <table:table-cell office:value-type="string" table:style-name="ce8">
            <text:p>D&amp;D ARCHITECTEN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MIELS</text:p>
          </table:table-cell>
          <table:table-cell office:value-type="string" table:style-name="ce11">
            <text:p>BOUWEN VAN 9 LUXE APPARTEMENTEN MET ONDERGRONDSE PARKING</text:p>
          </table:table-cell>
          <table:table-cell office:value-type="string" table:style-name="ce7">
            <text:p>GLAUDIS PROJECTS</text:p>
          </table:table-cell>
          <table:table-cell office:value-type="string" table:style-name="ce8">
            <text:p>NORMARCHITECTUUR</text:p>
          </table:table-cell>
          <table:table-cell office:value-type="string" table:style-name="ce8">
            <text:p>BOUWBEDRIJF BLOEMEN</text:p>
          </table:table-cell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NAAMSEVEST</text:p>
          </table:table-cell>
          <table:table-cell office:value-type="string" table:style-name="ce11">
            <text:p>BOUWEN VAN 3 APPARTEMENTEN MET KANTOOR</text:p>
          </table:table-cell>
          <table:table-cell office:value-type="string" table:style-name="ce7">
            <text:p>CLEREN DIRK</text:p>
          </table:table-cell>
          <table:table-cell office:value-type="string" table:style-name="ce8">
            <text:p>GROSEMANS-HEYLEN</text:p>
          </table:table-cell>
          <table:table-cell office:value-type="string" table:style-name="ce8">
            <text:p>GEBROEDERS CAELEN</text:p>
          </table:table-cell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OPGLABBEEK</text:p>
          </table:table-cell>
          <table:table-cell office:value-type="string" table:style-name="ce11">
            <text:p>BOUWEN VAN 10 APPARTEMENTEN MET ONDERGRONDSE PARKING</text:p>
          </table:table-cell>
          <table:table-cell office:value-type="string" table:style-name="ce7">
            <text:p>LANDO PROJECTONTWIKKELING</text:p>
          </table:table-cell>
          <table:table-cell office:value-type="string" table:style-name="ce8">
            <text:p>FRANCIS SCHELLENS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6">
          <table:table-cell office:value-type="string" table:style-name="ce5">
            <text:p>OPUS PARK</text:p>
          </table:table-cell>
          <table:table-cell office:value-type="string" table:style-name="ce11">
            <text:p>BOUWEN VAN 3 APPARTEMENTSBLOKKEN MET EEN GEMEENSCHAPPELIJKE ONDERGRONDSE KELDER (2 KANTOREN EN 34 LUXEAPPARTEMENTEN</text:p>
          </table:table-cell>
          <table:table-cell office:value-type="string" table:style-name="ce7">
            <text:p>GLAUDIS PROJECTS</text:p>
          </table:table-cell>
          <table:table-cell office:value-type="string" table:style-name="ce8">
            <text:p>HOUBEN PHILIPPE</text:p>
          </table:table-cell>
          <table:table-cell office:value-type="string" table:style-name="ce8">
            <text:p>GEBROEDERS CAELEN</text:p>
          </table:table-cell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7">
          <table:table-cell office:value-type="string" table:style-name="ce5">
            <text:p>SCHANSSTRAAT</text:p>
          </table:table-cell>
          <table:table-cell office:value-type="string" table:style-name="ce11">
            <text:p>BOUWEN VAN 2 MEERGEZINSCOMPLEXEN MET ONDERGRONDSE PARKING (21 APPARTEMENTEN)<text:s/></text:p>
          </table:table-cell>
          <table:table-cell office:value-type="string" table:style-name="ce16">
            <text:p>KANTONALE BOUWMAATSCHAPPIJ BERINGEN</text:p>
          </table:table-cell>
          <table:table-cell office:value-type="string" table:style-name="ce15">
            <text:p>FORK ARCHITECTS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VANDEWEYER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ELFI EERDEKENS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VILLADOUR</text:p>
          </table:table-cell>
          <table:table-cell office:value-type="string" table:style-name="ce11">
            <text:p>BOUWEN VAN 18 LUXE APPARTEMENTEN MET ONDERGRONDSE PARKING</text:p>
          </table:table-cell>
          <table:table-cell office:value-type="string" table:style-name="ce7">
            <text:p>GLAUDIS PROJECTS</text:p>
          </table:table-cell>
          <table:table-cell office:value-type="string" table:style-name="ce8">
            <text:p>NORMARCHITECTUUR</text:p>
          </table:table-cell>
          <table:table-cell office:value-type="string" table:style-name="ce8">
            <text:p>BOUWBEDRIJF BLOEMEN</text:p>
          </table:table-cell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CANNUS FIELD</text:p>
          </table:table-cell>
          <table:table-cell office:value-type="string" table:style-name="ce10">
            <text:p>BOUWEN VAN NIEUWBOUWVILLA</text:p>
          </table:table-cell>
          <table:table-cell table:style-name="ce7"/>
          <table:table-cell office:value-type="string" table:style-name="ce8">
            <text:p>GDesign ARCHITECTEN</text:p>
          </table:table-cell>
          <table:table-cell office:value-type="string" table:style-name="ce8">
            <text:p>BENNY VRIJSEN<text:s/></text:p>
          </table:table-cell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21">
            <text:p>T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KERKHOFS</text:p>
          </table:table-cell>
          <table:table-cell office:value-type="string" table:style-name="ce10">
            <text:p>BOUWEN VAN NIEUWBOUWVILLA</text:p>
          </table:table-cell>
          <table:table-cell table:style-name="ce7"/>
          <table:table-cell office:value-type="string" table:style-name="ce8">
            <text:p>GROSEMANS-HEYLEN</text:p>
          </table:table-cell>
          <table:table-cell office:value-type="string" table:style-name="ce8">
            <text:p>BENNY VRIJSEN<text:s/></text:p>
          </table:table-cell>
          <table:table-cell table:style-name="ce18"/>
          <table:table-cell table:number-columns-repeated="2" table:style-name="ce13"/>
          <table:table-cell office:value-type="string" table:style-name="ce21">
            <text:p>T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VERMIJL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LINO-ARCHITECTEN</text:p>
          </table:table-cell>
          <table:table-cell office:value-type="string" table:style-name="ce8">
            <text:p>BENNY VRIJSEN<text:s/></text:p>
          </table:table-cell>
          <table:table-cell table:style-name="ce18"/>
          <table:table-cell table:number-columns-repeated="2" table:style-name="ce13"/>
          <table:table-cell office:value-type="string" table:style-name="ce21">
            <text:p>T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WINTMOLDERS</text:p>
          </table:table-cell>
          <table:table-cell office:value-type="string" table:style-name="ce10">
            <text:p>BOUWEN VAN NIEUWBOUWVILLA MET KANGOEROEWONING</text:p>
          </table:table-cell>
          <table:table-cell table:style-name="ce7"/>
          <table:table-cell office:value-type="string" table:style-name="ce8">
            <text:p>GROSEMANS-HEYLEN</text:p>
          </table:table-cell>
          <table:table-cell office:value-type="string" table:style-name="ce8">
            <text:p>BENNY VRIJSEN<text:s/></text:p>
          </table:table-cell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21">
            <text:p>T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BEUKENLAAN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EILAND 7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BEULS</text:p>
          </table:table-cell>
          <table:table-cell office:value-type="string" table:style-name="ce10">
            <text:p>BOUWEN VAN NIEUWBOUWVILLA</text:p>
          </table:table-cell>
          <table:table-cell table:style-name="ce7"/>
          <table:table-cell office:value-type="string" table:style-name="ce8">
            <text:p>ILB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BEVERPARK</text:p>
          </table:table-cell>
          <table:table-cell office:value-type="string" table:style-name="ce6">
            <text:p>BOUWEN VAN ASSISTENTIEWONINGEN</text:p>
          </table:table-cell>
          <table:table-cell office:value-type="string" table:style-name="ce7">
            <text:p>SOM PROJECT</text:p>
          </table:table-cell>
          <table:table-cell office:value-type="string" table:style-name="ce8">
            <text:p>D&amp;D ARCHITECTEN</text:p>
          </table:table-cell>
          <table:table-cell office:value-type="string" table:style-name="ce8">
            <text:p>BOUWONDERNEMING HAEX</text:p>
          </table:table-cell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BEVINGEN</text:p>
          </table:table-cell>
          <table:table-cell office:value-type="string" table:style-name="ce11">
            <text:p>BOUWEN VAN 9 APPARTEMENTEN MET ONDERGRONDSE PARKING</text:p>
          </table:table-cell>
          <table:table-cell office:value-type="string" table:style-name="ce7">
            <text:p>MAC</text:p>
          </table:table-cell>
          <table:table-cell office:value-type="string" table:style-name="ce8">
            <text:p>GROSEMANS-HEYLEN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BLOMME</text:p>
          </table:table-cell>
          <table:table-cell office:value-type="string" table:style-name="ce10">
            <text:p>BOUWEN VAN NIEUWBOUWVILLA</text:p>
          </table:table-cell>
          <table:table-cell table:style-name="ce7"/>
          <table:table-cell office:value-type="string" table:style-name="ce8">
            <text:p>INES VERHAEGEN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DUO WONING</text:p>
          </table:table-cell>
          <table:table-cell office:value-type="string" table:style-name="ce6">
            <text:p>BOUWEN VAN EEN MEERGEZINSWONING MET (2 WOONHEDEN)<text:s/></text:p>
          </table:table-cell>
          <table:table-cell office:value-type="string" table:style-name="ce16">
            <text:p>MV PROJECTEN</text:p>
          </table:table-cell>
          <table:table-cell office:value-type="string" table:style-name="ce15">
            <text:p>EVA DOOMS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STEENAKKER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GERLINDE THYS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VAN DRIESSCHE</text:p>
          </table:table-cell>
          <table:table-cell office:value-type="string" table:style-name="ce6">
            <text:p>BOUWEN VAN NIEUWBOUWWONING</text:p>
          </table:table-cell>
          <table:table-cell table:style-name="ce7"/>
          <table:table-cell office:value-type="string" table:style-name="ce8">
            <text:p>ARCHITECTENBUREAU BURG VAES</text:p>
          </table:table-cell>
          <table:table-cell table:style-name="ce8"/>
          <table:table-cell table:style-name="ce18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.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ERMAR</text:p>
          </table:table-cell>
          <table:table-cell office:value-type="string" table:style-name="ce11">
            <text:p>BOUWEN VAN 3 APPARTEMENTEN</text:p>
          </table:table-cell>
          <table:table-cell office:value-type="string" table:style-name="ce7">
            <text:p>ERMAR</text:p>
          </table:table-cell>
          <table:table-cell office:value-type="string" table:style-name="ce8">
            <text:p>BIJNENS KELLEND ARCHITECTEN</text:p>
          </table:table-cell>
          <table:table-cell table:style-name="ce8"/>
          <table:table-cell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float" office:value="0" table:style-name="ce20">
            <text:p>0</text:p>
          </table:table-cell>
          <table:table-cell table:number-columns-repeated="16375"/>
        </table:table-row>
        <table:table-row table:number-rows-repeated="3" table:style-name="ro4">
          <table:table-cell table:style-name="ce5"/>
          <table:table-cell table:style-name="ce12"/>
          <table:table-cell table:style-name="ce7"/>
          <table:table-cell table:number-columns-repeated="2" table:style-name="ce12"/>
          <table:table-cell table:number-columns-repeated="4" table:style-name="ce18"/>
          <table:table-cell table:number-columns-repeated="16375"/>
        </table:table-row>
        <table:table-row table:number-rows-repeated="1048535" table:style-name="ro4">
          <table:table-cell table:number-columns-repeated="16384"/>
        </table:table-row>
      </table:table>
      <table:database-ranges>
        <table:database-range table:target-range-address="Blad1.A1:Blad1.I38" table:display-filter-buttons="true">
          <table:sort>
            <table:sort-by table:field-number="5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Dylan Reymen</meta:initial-creator>
    <dc:creator>Dylan Reymen</dc:creator>
    <meta:creation-date>2024-05-17T10:54:17Z</meta:creation-date>
    <dc:date>2024-05-17T20:14:17Z</dc:date>
  </office:meta>
</office:document-meta>
</file>